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fr1" style:family="graphic" style:parent-style-name="Formula">
      <style:graphic-properties fo:margin-left="0.0138in" fo:margin-right="0.0138in" fo:margin-top="0.0138in" fo:margin-bottom="0.0138in" style:vertical-pos="middle" style:vertical-rel="text" style:horizontal-pos="from-left" style:horizontal-rel="paragraph-content" fo:padding="0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you see a sqrt? <draw:frame draw:style-name="fr1" draw:name="Formula 1" text:anchor-type="as-char" svg:width="0.352in" svg:height="0.197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7-27T03:20:37</meta:creation-date>
    <dc:date>2006-07-27T03:20:45</dc:date>
    <dc:language>en-US</dc:language>
    <meta:editing-cycles>2</meta:editing-cycles>
    <meta:editing-duration>PT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" meta:word-count="5" meta:character-count="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qrt>
      <math:mrow>
        <math:mi>a</math:mi>
        <math:mstyle math:fontstyle="italic">
          <math:mrow>
            <math:mtext>+</math:mtext>
          </math:mrow>
        </math:mstyle>
        <math:mi>b</math:mi>
      </math:mrow>
    </math:msqrt>
    <math:annotation math:encoding="StarMath 5.0">sqrt {a italic "+" b}</math:annotation>
  </math:semantics>
</math:math>
</file>